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8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/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 table:number-columns-spanned="6" table:number-rows-spanned="1">
            <text:p>Laptop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1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Edison X 2</text:p>
          </table:table-cell>
          <table:covered-table-cell table:number-columns-repeated="5" table:style-name="ce1"/>
          <table:table-cell table:style-name="ce1" office:value-type="string" calcext:value-type="string" table:number-columns-spanned="6" table:number-rows-spanned="1">
            <text:p>Rpi X 2 + Edison X 2</text:p>
          </table:table-cell>
          <table:covered-table-cell table:number-columns-repeated="5" table:style-name="ce1"/>
        </table:table-row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asic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tended Fea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ull Feat</text:p>
          </table:table-cell>
          <table:covered-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  <table:table-cell table:style-name="ce2" office:value-type="string" calcext:value-type="string">
            <text:p>Overall Time</text:p>
          </table:table-cell>
          <table:table-cell table:style-name="ce2" office:value-type="string" calcext:value-type="string">
            <text:p>Processing Time</text:p>
          </table:table-cell>
        </table:table-row>
        <table:table-row table:style-name="ro1">
          <table:table-cell/>
          <table:table-cell office:value-type="float" office:value="0.040788" calcext:value-type="float">
            <text:p>0.040788</text:p>
          </table:table-cell>
          <table:table-cell office:value-type="float" office:value="0.0496737957001" calcext:value-type="float">
            <text:p>0.0496737957</text:p>
          </table:table-cell>
          <table:table-cell office:value-type="float" office:value="0.0220301151276" calcext:value-type="float">
            <text:p>0.0220301151</text:p>
          </table:table-cell>
          <table:table-cell office:value-type="float" office:value="0.0923084259033" calcext:value-type="float">
            <text:p>0.0923084259</text:p>
          </table:table-cell>
          <table:table-cell office:value-type="float" office:value="0.0653086662292" calcext:value-type="float">
            <text:p>0.0653086662</text:p>
          </table:table-cell>
          <table:table-cell office:value-type="float" office:value="0.170677232742" calcext:value-type="float">
            <text:p>0.1706772327</text:p>
          </table:table-cell>
          <table:table-cell office:value-type="float" office:value="0.143395805359" calcext:value-type="float">
            <text:p>0.1433958054</text:p>
          </table:table-cell>
          <table:table-cell table:number-columns-repeated="6"/>
          <table:table-cell office:value-type="float" office:value="1.18027305603" calcext:value-type="float">
            <text:p>1.180273056</text:p>
          </table:table-cell>
          <table:table-cell office:value-type="float" office:value="0.889592170715" calcext:value-type="float">
            <text:p>0.889592170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71234" calcext:value-type="float">
            <text:p>0.071234</text:p>
          </table:table-cell>
          <table:table-cell office:value-type="float" office:value="0.108858585358" calcext:value-type="float">
            <text:p>0.1088585854</text:p>
          </table:table-cell>
          <table:table-cell office:value-type="float" office:value="0.0466006755829" calcext:value-type="float">
            <text:p>0.0466006756</text:p>
          </table:table-cell>
          <table:table-cell office:value-type="float" office:value="0.203445243835" calcext:value-type="float">
            <text:p>0.2034452438</text:p>
          </table:table-cell>
          <table:table-cell office:value-type="float" office:value="0.144189023972" calcext:value-type="float">
            <text:p>0.144189024</text:p>
          </table:table-cell>
          <table:table-cell office:value-type="float" office:value="0.387179422379" calcext:value-type="float">
            <text:p>0.3871794224</text:p>
          </table:table-cell>
          <table:table-cell office:value-type="float" office:value="0.323572635651" calcext:value-type="float">
            <text:p>0.3235726357</text:p>
          </table:table-cell>
          <table:table-cell table:number-columns-repeated="6"/>
          <table:table-cell office:value-type="float" office:value="2.9815299511" calcext:value-type="float">
            <text:p>2.9815299511</text:p>
          </table:table-cell>
          <table:table-cell office:value-type="float" office:value="2.42038679123" calcext:value-type="float">
            <text:p>2.42038679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98147" calcext:value-type="float">
            <text:p>0.098147</text:p>
          </table:table-cell>
          <table:table-cell office:value-type="float" office:value="0.16326842308" calcext:value-type="float">
            <text:p>0.1632684231</text:p>
          </table:table-cell>
          <table:table-cell office:value-type="float" office:value="0.0721266746521" calcext:value-type="float">
            <text:p>0.0721266747</text:p>
          </table:table-cell>
          <table:table-cell office:value-type="float" office:value="0.302081727982" calcext:value-type="float">
            <text:p>0.302081728</text:p>
          </table:table-cell>
          <table:table-cell office:value-type="float" office:value="0.210042953491" calcext:value-type="float">
            <text:p>0.2100429535</text:p>
          </table:table-cell>
          <table:table-cell office:value-type="float" office:value="0.555738973618" calcext:value-type="float">
            <text:p>0.5557389736</text:p>
          </table:table-cell>
          <table:table-cell office:value-type="float" office:value="0.460720491409" calcext:value-type="float">
            <text:p>0.4607204914</text:p>
          </table:table-cell>
          <table:table-cell table:number-columns-repeated="6"/>
          <table:table-cell office:value-type="float" office:value="4.94959115982" calcext:value-type="float">
            <text:p>4.9495911598</text:p>
          </table:table-cell>
          <table:table-cell office:value-type="float" office:value="4.04854393005" calcext:value-type="float">
            <text:p>4.04854393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37829" calcext:value-type="float">
            <text:p>0.137829</text:p>
          </table:table-cell>
          <table:table-cell office:value-type="float" office:value="0.278940439224" calcext:value-type="float">
            <text:p>0.2789404392</text:p>
          </table:table-cell>
          <table:table-cell office:value-type="float" office:value="0.129434251785" calcext:value-type="float">
            <text:p>0.1294342518</text:p>
          </table:table-cell>
          <table:table-cell office:value-type="float" office:value="0.502328777313" calcext:value-type="float">
            <text:p>0.5023287773</text:p>
          </table:table-cell>
          <table:table-cell office:value-type="float" office:value="0.353238010406" calcext:value-type="float">
            <text:p>0.3532380104</text:p>
          </table:table-cell>
          <table:table-cell office:value-type="float" office:value="0.911437988281" calcext:value-type="float">
            <text:p>0.9114379883</text:p>
          </table:table-cell>
          <table:table-cell office:value-type="float" office:value="0.753618955612" calcext:value-type="float">
            <text:p>0.7536189556</text:p>
          </table:table-cell>
          <table:table-cell table:number-columns-repeated="6"/>
          <table:table-cell office:value-type="float" office:value="9.70977115631" calcext:value-type="float">
            <text:p>9.7097711563</text:p>
          </table:table-cell>
          <table:table-cell office:value-type="float" office:value="8.20052099228" calcext:value-type="float">
            <text:p>8.200520992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68119" calcext:value-type="float">
            <text:p>0.268119</text:p>
          </table:table-cell>
          <table:table-cell office:value-type="float" office:value="0.650136184692" calcext:value-type="float">
            <text:p>0.6501361847</text:p>
          </table:table-cell>
          <table:table-cell office:value-type="float" office:value="0.312832021713" calcext:value-type="float">
            <text:p>0.3128320217</text:p>
          </table:table-cell>
          <table:table-cell office:value-type="float" office:value="1.1688565731" calcext:value-type="float">
            <text:p>1.1688565731</text:p>
          </table:table-cell>
          <table:table-cell office:value-type="float" office:value="0.818124341965" calcext:value-type="float">
            <text:p>0.818124342</text:p>
          </table:table-cell>
          <table:table-cell office:value-type="float" office:value="2.03657999039" calcext:value-type="float">
            <text:p>2.0365799904</text:p>
          </table:table-cell>
          <table:table-cell office:value-type="float" office:value="1.68619637489" calcext:value-type="float">
            <text:p>1.6861963749</text:p>
          </table:table-cell>
          <table:table-cell table:number-columns-repeated="6"/>
          <table:table-cell office:value-type="float" office:value="23.2323219776" calcext:value-type="float">
            <text:p>23.2323219776</text:p>
          </table:table-cell>
          <table:table-cell office:value-type="float" office:value="19.4269120693" calcext:value-type="float">
            <text:p>19.426912069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63085" calcext:value-type="float">
            <text:p>0.463085</text:p>
          </table:table-cell>
          <table:table-cell office:value-type="float" office:value="1.34634656906" calcext:value-type="float">
            <text:p>1.3463465691</text:p>
          </table:table-cell>
          <table:table-cell office:value-type="float" office:value="0.670134830475" calcext:value-type="float">
            <text:p>0.6701348305</text:p>
          </table:table-cell>
          <table:table-cell office:value-type="float" office:value="2.38149504662" calcext:value-type="float">
            <text:p>2.3814950466</text:p>
          </table:table-cell>
          <table:table-cell office:value-type="float" office:value="1.66572742462" calcext:value-type="float">
            <text:p>1.6657274246</text:p>
          </table:table-cell>
          <table:table-cell office:value-type="float" office:value="4.13313698769" calcext:value-type="float">
            <text:p>4.1331369877</text:p>
          </table:table-cell>
          <table:table-cell office:value-type="float" office:value="3.45040779114" calcext:value-type="float">
            <text:p>3.4504077911</text:p>
          </table:table-cell>
          <table:table-cell table:number-columns-repeated="6"/>
          <table:table-cell office:value-type="float" office:value="48.6188731194" calcext:value-type="float">
            <text:p>48.6188731194</text:p>
          </table:table-cell>
          <table:table-cell office:value-type="float" office:value="41.4265871048" calcext:value-type="float">
            <text:p>41.42658710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5807" calcext:value-type="float">
            <text:p>0.655807</text:p>
          </table:table-cell>
          <table:table-cell office:value-type="float" office:value="2.07936682701" calcext:value-type="float">
            <text:p>2.079366827</text:p>
          </table:table-cell>
          <table:table-cell office:value-type="float" office:value="1.07144780159" calcext:value-type="float">
            <text:p>1.0714478016</text:p>
          </table:table-cell>
          <table:table-cell office:value-type="float" office:value="3.69201283455" calcext:value-type="float">
            <text:p>3.6920128346</text:p>
          </table:table-cell>
          <table:table-cell office:value-type="float" office:value="2.61645722389" calcext:value-type="float">
            <text:p>2.6164572239</text:p>
          </table:table-cell>
          <table:table-cell office:value-type="float" office:value="6.52621459961" calcext:value-type="float">
            <text:p>6.5262145996</text:p>
          </table:table-cell>
          <table:table-cell office:value-type="float" office:value="5.50751299858" calcext:value-type="float">
            <text:p>5.5075129986</text:p>
          </table:table-cell>
          <table:table-cell table:number-columns-repeated="6"/>
          <table:table-cell office:value-type="float" office:value="82.6748580933" calcext:value-type="float">
            <text:p>82.6748580933</text:p>
          </table:table-cell>
          <table:table-cell office:value-type="float" office:value="67.8239629269" calcext:value-type="float">
            <text:p>67.823962926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30454" calcext:value-type="float">
            <text:p>0.830454</text:p>
          </table:table-cell>
          <table:table-cell office:value-type="float" office:value="2.83930835724" calcext:value-type="float">
            <text:p>2.8393083572</text:p>
          </table:table-cell>
          <table:table-cell office:value-type="float" office:value="1.48833479881" calcext:value-type="float">
            <text:p>1.4883347988</text:p>
          </table:table-cell>
          <table:table-cell office:value-type="float" office:value="4.95508975983" calcext:value-type="float">
            <text:p>4.9550897598</text:p>
          </table:table-cell>
          <table:table-cell office:value-type="float" office:value="3.59931635857" calcext:value-type="float">
            <text:p>3.5993163586</text:p>
          </table:table-cell>
          <table:table-cell office:value-type="float" office:value="9.34868359566" calcext:value-type="float">
            <text:p>9.3486835957</text:p>
          </table:table-cell>
          <table:table-cell office:value-type="float" office:value="7.97489123344" calcext:value-type="float">
            <text:p>7.9748912334</text:p>
          </table:table-cell>
          <table:table-cell table:number-columns-repeated="6"/>
          <table:table-cell office:value-type="float" office:value="115.046870947" calcext:value-type="float">
            <text:p>115.046870947</text:p>
          </table:table-cell>
          <table:table-cell office:value-type="float" office:value="89.8174021244" calcext:value-type="float">
            <text:p>89.817402124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89454" calcext:value-type="float">
            <text:p>0.989454</text:p>
          </table:table-cell>
          <table:table-cell office:value-type="float" office:value="3.59335341454" calcext:value-type="float">
            <text:p>3.5933534145</text:p>
          </table:table-cell>
          <table:table-cell office:value-type="float" office:value="1.90158438683" calcext:value-type="float">
            <text:p>1.9015843868</text:p>
          </table:table-cell>
          <table:table-cell office:value-type="float" office:value="6.31013345718" calcext:value-type="float">
            <text:p>6.3101334572</text:p>
          </table:table-cell>
          <table:table-cell office:value-type="float" office:value="4.57777881622" calcext:value-type="float">
            <text:p>4.5777788162</text:p>
          </table:table-cell>
          <table:table-cell office:value-type="float" office:value="11.9100138187" calcext:value-type="float">
            <text:p>11.9100138187</text:p>
          </table:table-cell>
          <table:table-cell office:value-type="float" office:value="10.2293237209" calcext:value-type="float">
            <text:p>10.2293237209</text:p>
          </table:table-cell>
          <table:table-cell table:number-columns-repeated="6"/>
          <table:table-cell office:value-type="float" office:value="146.202733994" calcext:value-type="float">
            <text:p>146.202733994</text:p>
          </table:table-cell>
          <table:table-cell office:value-type="float" office:value="113.889931917" calcext:value-type="float">
            <text:p>113.8899319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18977" calcext:value-type="float">
            <text:p>1.18977</text:p>
          </table:table-cell>
          <table:table-cell office:value-type="float" office:value="5.11411962509" calcext:value-type="float">
            <text:p>5.1141196251</text:p>
          </table:table-cell>
          <table:table-cell office:value-type="float" office:value="2.97033834457" calcext:value-type="float">
            <text:p>2.9703383446</text:p>
          </table:table-cell>
          <table:table-cell office:value-type="float" office:value="8.53429102898" calcext:value-type="float">
            <text:p>8.534291029</text:p>
          </table:table-cell>
          <table:table-cell office:value-type="float" office:value="6.33591938019" calcext:value-type="float">
            <text:p>6.3359193802</text:p>
          </table:table-cell>
          <table:table-cell office:value-type="float" office:value="16.0182191372" calcext:value-type="float">
            <text:p>16.0182191372</text:p>
          </table:table-cell>
          <table:table-cell office:value-type="float" office:value="13.8408981323" calcext:value-type="float">
            <text:p>13.8408981323</text:p>
          </table:table-cell>
          <table:table-cell table:number-columns-repeated="6"/>
          <table:table-cell office:value-type="float" office:value="205.656173944" calcext:value-type="float">
            <text:p>205.656173944</text:p>
          </table:table-cell>
          <table:table-cell office:value-type="float" office:value="167.046923161" calcext:value-type="float">
            <text:p>167.04692316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371783" calcext:value-type="float">
            <text:p>1.371783</text:p>
          </table:table-cell>
          <table:table-cell office:value-type="float" office:value="5.57351894379" calcext:value-type="float">
            <text:p>5.5735189438</text:p>
          </table:table-cell>
          <table:table-cell office:value-type="float" office:value="3.02088341713" calcext:value-type="float">
            <text:p>3.0208834171</text:p>
          </table:table-cell>
          <table:table-cell office:value-type="float" office:value="9.85344099998" calcext:value-type="float">
            <text:p>9.853441</text:p>
          </table:table-cell>
          <table:table-cell office:value-type="float" office:value="7.2623301506" calcext:value-type="float">
            <text:p>7.2623301506</text:p>
          </table:table-cell>
          <table:table-cell office:value-type="float" office:value="19.0921162128" calcext:value-type="float">
            <text:p>19.0921162128</text:p>
          </table:table-cell>
          <table:table-cell office:value-type="float" office:value="16.4781190395" calcext:value-type="float">
            <text:p>16.4781190395</text:p>
          </table:table-cell>
          <table:table-cell table:number-columns-repeated="6"/>
          <table:table-cell office:value-type="float" office:value="214.312420845" calcext:value-type="float">
            <text:p>214.312420845</text:p>
          </table:table-cell>
          <table:table-cell office:value-type="float" office:value="173.755250931" calcext:value-type="float">
            <text:p>173.75525093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455017" calcext:value-type="float">
            <text:p>1.455017</text:p>
          </table:table-cell>
          <table:table-cell office:value-type="float" office:value="8.61404795647" calcext:value-type="float">
            <text:p>8.6140479565</text:p>
          </table:table-cell>
          <table:table-cell office:value-type="float" office:value="4.76593637466" calcext:value-type="float">
            <text:p>4.7659363747</text:p>
          </table:table-cell>
          <table:table-cell office:value-type="float" office:value="15.2428297997" calcext:value-type="float">
            <text:p>15.2428297997</text:p>
          </table:table-cell>
          <table:table-cell office:value-type="float" office:value="11.2570029259" calcext:value-type="float">
            <text:p>11.2570029259</text:p>
          </table:table-cell>
          <table:table-cell office:value-type="float" office:value="29.3640435696" calcext:value-type="float">
            <text:p>29.3640435696</text:p>
          </table:table-cell>
          <table:table-cell office:value-type="float" office:value="25.5193820477" calcext:value-type="float">
            <text:p>25.5193820477</text:p>
          </table:table-cell>
          <table:table-cell table:number-columns-repeated="6"/>
          <table:table-cell office:value-type="float" office:value="341.537134886" calcext:value-type="float">
            <text:p>341.537134886</text:p>
          </table:table-cell>
          <table:table-cell office:value-type="float" office:value="264.438485861" calcext:value-type="float">
            <text:p>264.43848586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44:34.625522597</meta:creation-date>
    <dc:date>2016-10-24T00:39:57.859278446</dc:date>
    <meta:editing-duration>PT4H9M52S</meta:editing-duration>
    <meta:editing-cycles>2</meta:editing-cycles>
    <meta:generator>LibreOffice/4.2.8.2$Linux_X86_64 LibreOffice_project/420m0$Build-2</meta:generator>
    <meta:document-statistic meta:table-count="1" meta:cell-count="169" meta:object-count="0"/>
  </office:meta>
</office:document-meta>
</file>